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2db" officeooo:paragraph-rsid="000212db"/>
    </style:style>
    <style:style style:name="P2" style:family="paragraph" style:parent-style-name="Standard">
      <style:text-properties fo:font-weight="bold" officeooo:rsid="000212db" officeooo:paragraph-rsid="000212db" style:font-weight-asian="bold" style:font-weight-complex="bold"/>
    </style:style>
    <style:style style:name="P3" style:family="paragraph" style:parent-style-name="Standard">
      <style:text-properties officeooo:rsid="0003c391" officeooo:paragraph-rsid="0003c391"/>
    </style:style>
    <style:style style:name="P4" style:family="paragraph" style:parent-style-name="Standard">
      <style:text-properties fo:font-size="10pt" officeooo:rsid="0003c391" officeooo:paragraph-rsid="0003c391" style:font-size-asian="10pt" style:font-size-complex="10pt"/>
    </style:style>
    <style:style style:name="P5" style:family="paragraph" style:parent-style-name="Standard">
      <style:text-properties fo:font-size="10pt" officeooo:rsid="000212db" officeooo:paragraph-rsid="000212db" style:font-size-asian="10pt" style:font-size-complex="10pt"/>
    </style:style>
    <style:style style:name="P6" style:family="paragraph" style:parent-style-name="Standard">
      <style:text-properties fo:font-size="10pt" officeooo:rsid="000437a8" officeooo:paragraph-rsid="000437a8" style:font-size-asian="10pt" style:font-size-complex="10pt"/>
    </style:style>
    <style:style style:name="P7" style:family="paragraph" style:parent-style-name="Standard">
      <style:text-properties fo:font-size="10pt" officeooo:rsid="00053908" officeooo:paragraph-rsid="00053908" style:font-size-asian="10pt" style:font-size-complex="10pt"/>
    </style:style>
    <style:style style:name="P8" style:family="paragraph" style:parent-style-name="Standard">
      <style:text-properties fo:font-size="10pt" officeooo:rsid="00066dc3" officeooo:paragraph-rsid="00066dc3" style:font-size-asian="10pt" style:font-size-complex="10pt"/>
    </style:style>
    <style:style style:name="P9" style:family="paragraph" style:parent-style-name="Standard">
      <style:text-properties fo:font-size="10pt" officeooo:rsid="00066dc3" officeooo:paragraph-rsid="0008a848" style:font-size-asian="10pt" style:font-size-complex="10pt"/>
    </style:style>
    <style:style style:name="P10" style:family="paragraph" style:parent-style-name="Standard">
      <style:text-properties fo:font-size="10pt" officeooo:rsid="0007bf06" officeooo:paragraph-rsid="0009d98c" style:font-size-asian="10pt" style:font-size-complex="10pt"/>
    </style:style>
    <style:style style:name="P11" style:family="paragraph" style:parent-style-name="Standard">
      <style:text-properties fo:font-size="10pt" fo:font-weight="bold" officeooo:rsid="000212db" officeooo:paragraph-rsid="000badf0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0212db" officeooo:paragraph-rsid="000d4cfe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bold" officeooo:rsid="000badf0" officeooo:paragraph-rsid="000badf0" style:font-size-asian="10pt" style:font-weight-asian="bold" style:font-size-complex="10pt" style:font-weight-complex="bold"/>
    </style:style>
    <style:style style:name="P14" style:family="paragraph" style:parent-style-name="Standard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15" style:family="paragraph" style:parent-style-name="Standard">
      <style:text-properties fo:font-size="10.5pt" officeooo:rsid="00066dc3" officeooo:paragraph-rsid="00066dc3" style:font-size-asian="10.5pt" style:font-size-complex="10.5pt"/>
    </style:style>
    <style:style style:name="P16" style:family="paragraph" style:parent-style-name="Standard">
      <style:text-properties fo:color="#6600ff" fo:font-size="10pt" fo:font-weight="bold" officeooo:rsid="0007bf06" officeooo:paragraph-rsid="000839b0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6600ff" fo:font-size="10pt" fo:font-weight="bold" officeooo:rsid="0009d98c" officeooo:paragraph-rsid="0009d98c" style:font-size-asian="10pt" style:font-weight-asian="bold" style:font-size-complex="10pt" style:font-weight-complex="bold"/>
    </style:style>
    <style:style style:name="P18" style:family="paragraph" style:parent-style-name="Standard">
      <style:text-properties style:use-window-font-color="true" fo:font-size="10pt" fo:font-weight="normal" officeooo:rsid="0009d98c" officeooo:paragraph-rsid="0009d98c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66" fo:font-size="20pt" fo:font-weight="bold" officeooo:rsid="000212db" officeooo:paragraph-rsid="0012b7c7" style:font-size-asian="20pt" style:font-weight-asian="bold" style:font-size-complex="20pt" style:font-weight-complex="bold"/>
    </style:style>
    <style:style style:name="P20" style:family="paragraph" style:parent-style-name="Standard">
      <style:text-properties officeooo:paragraph-rsid="0018e4eb"/>
    </style:style>
    <style:style style:name="P21" style:family="paragraph" style:parent-style-name="Heading_20_3">
      <style:text-properties fo:font-variant="normal" fo:text-transform="none" fo:color="#24292e" style:font-name="apple-system" fo:font-size="10pt" fo:letter-spacing="normal" fo:font-style="normal" fo:font-weight="bold" officeooo:rsid="00053908" officeooo:paragraph-rsid="00053908" style:font-size-asian="10pt" style:font-size-complex="10pt"/>
    </style:style>
    <style:style style:name="P22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66dc3" officeooo:paragraph-rsid="00066dc3" style:font-size-asian="10pt" style:font-size-complex="10pt"/>
    </style:style>
    <style:style style:name="P23" style:family="paragraph" style:parent-style-name="Preformatted_20_Text">
      <style:text-properties fo:font-size="10pt" fo:font-weight="bold" officeooo:rsid="000eb775" officeooo:paragraph-rsid="000eb775" style:font-size-asian="10pt" style:font-weight-asian="bold" style:font-size-complex="10pt" style:font-weight-complex="bold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5" style:family="paragraph" style:parent-style-name="Text_20_body">
      <style:paragraph-properties fo:margin-left="0cm" fo:margin-right="0cm" fo:orphans="2" fo:widows="2" fo:text-indent="0cm" style:auto-text-indent="false"/>
      <style:text-properties fo:font-size="11.25pt" fo:font-weight="bold" officeooo:paragraph-rsid="0012b7c7"/>
    </style:style>
    <style:style style:name="P2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75e19"/>
    </style:style>
    <style:style style:name="P27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8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 officeooo:paragraph-rsid="000ad712"/>
    </style:style>
    <style:style style:name="P29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font-size="10pt" fo:letter-spacing="normal" officeooo:rsid="00066dc3" officeooo:paragraph-rsid="000ad712" style:font-size-asian="10pt" style:font-size-complex="10pt"/>
    </style:style>
    <style:style style:name="P30" style:family="paragraph" style:parent-style-name="Text_20_body">
      <style:text-properties officeooo:paragraph-rsid="0014843e"/>
    </style:style>
    <style:style style:name="P31" style:family="paragraph" style:parent-style-name="Standard">
      <style:text-properties fo:font-variant="normal" fo:text-transform="none" fo:color="#4c555a" style:font-name="Liberation Serif" fo:font-size="9pt" fo:letter-spacing="normal" fo:font-style="normal" officeooo:rsid="0012b7c7" style:font-size-asian="9pt" style:font-size-complex="9pt"/>
    </style:style>
    <style:style style:name="P32" style:family="paragraph" style:parent-style-name="Standard">
      <style:text-properties officeooo:paragraph-rsid="001b100f"/>
    </style:style>
    <style:style style:name="P3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e4eb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b100f"/>
    </style:style>
    <style:style style:name="P35" style:family="paragraph" style:parent-style-name="Text_20_body">
      <style:paragraph-properties fo:margin-left="0cm" fo:margin-right="0cm" fo:orphans="2" fo:widows="2" fo:text-indent="0cm" style:auto-text-indent="false"/>
      <style:text-properties officeooo:rsid="001b100f" officeooo:paragraph-rsid="001b100f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officeooo:rsid="001bfe84" officeooo:paragraph-rsid="001bfe84"/>
    </style:style>
    <style:style style:name="P37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1b100f" officeooo:paragraph-rsid="001b100f"/>
    </style:style>
    <style:style style:name="P38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0212db" officeooo:paragraph-rsid="0012b7c7" style:font-size-asian="10pt" style:font-weight-asian="bold" style:font-size-complex="10pt" style:font-weight-complex="bold"/>
    </style:style>
    <style:style style:name="P39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14843e" officeooo:paragraph-rsid="0014843e" style:font-size-asian="10pt" style:font-weight-asian="bold" style:font-size-complex="10pt" style:font-weight-complex="bold"/>
    </style:style>
    <style:style style:name="P40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18e4eb" officeooo:paragraph-rsid="0018e4eb" style:font-size-asian="10pt" style:font-weight-asian="bold" style:font-size-complex="10pt" style:font-weight-complex="bold"/>
    </style:style>
    <style:style style:name="P41" style:family="paragraph" style:parent-style-name="Heading_20_1">
      <style:text-properties fo:font-variant="normal" fo:text-transform="none" fo:color="#26292e" style:font-name="Avenir Next" fo:font-size="19.5pt" fo:font-style="normal" fo:font-weight="bold" officeooo:rsid="001b100f" officeooo:paragraph-rsid="001b100f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24292e" style:font-name="apple-system" fo:letter-spacing="normal" fo:font-style="normal" fo:font-weight="bold"/>
    </style:style>
    <style:style style:name="T2" style:family="text">
      <style:text-properties fo:font-variant="normal" fo:text-transform="none" fo:color="#333333" style:font-name="Source Code Pro" fo:font-size="9.75pt" fo:letter-spacing="normal" fo:font-style="normal" fo:font-weight="normal" fo:background-color="transparent" loext:char-shading-value="0" fo:padding="0cm" fo:border="none"/>
    </style:style>
    <style:style style:name="T3" style:family="text">
      <style:text-properties fo:font-variant="normal" fo:text-transform="none" fo:color="#4c555a" style:font-name="Avenir Next" fo:letter-spacing="normal" fo:font-style="normal"/>
    </style:style>
    <style:style style:name="T4" style:family="text">
      <style:text-properties fo:font-variant="normal" fo:text-transform="none" fo:color="#4c555a" style:font-name="Avenir Next" fo:letter-spacing="normal" fo:font-style="normal" officeooo:rsid="0012b7c7"/>
    </style:style>
    <style:style style:name="T5" style:family="text">
      <style:text-properties fo:font-variant="normal" fo:text-transform="none" fo:color="#4c555a" style:font-name="Avenir Next" fo:letter-spacing="normal" fo:font-style="normal" officeooo:rsid="00175e19"/>
    </style:style>
    <style:style style:name="T6" style:family="text">
      <style:text-properties fo:font-variant="normal" fo:text-transform="none" fo:color="#4c555a" style:font-name="Liberation Serif" fo:font-size="11pt" fo:letter-spacing="normal" fo:font-style="normal" officeooo:rsid="0012b7c7" style:font-size-asian="11pt" style:font-size-complex="11pt"/>
    </style:style>
    <style:style style:name="T7" style:family="text">
      <style:text-properties fo:font-variant="normal" fo:text-transform="none" fo:color="#ff0066" style:font-name="Avenir Next" fo:letter-spacing="normal" fo:font-style="normal" officeooo:rsid="00175e19"/>
    </style:style>
    <style:style style:name="T8" style:family="text">
      <style:text-properties fo:font-variant="normal" fo:text-transform="none" fo:color="#4a86ef" style:font-name="Source Code Pro" fo:font-size="9.75pt" fo:letter-spacing="normal" fo:font-style="normal" fo:font-weight="bold"/>
    </style:style>
    <style:style style:name="T9" style:family="text">
      <style:text-properties fo:font-variant="normal" fo:text-transform="none" fo:color="#314361" style:font-name="Source Code Pro" fo:font-size="9.75pt" fo:letter-spacing="normal" fo:font-style="normal" fo:font-weight="normal"/>
    </style:style>
    <style:style style:name="T10" style:family="text">
      <style:text-properties fo:font-variant="normal" fo:text-transform="none" fo:color="#314361" fo:letter-spacing="normal"/>
    </style:style>
    <style:style style:name="T11" style:family="text">
      <style:text-properties fo:font-variant="normal" fo:text-transform="none" fo:color="#f2576d" style:font-name="Source Code Pro" fo:font-size="9.75pt" fo:letter-spacing="normal" fo:font-style="normal" fo:font-weight="normal"/>
    </style:style>
    <style:style style:name="T12" style:family="text">
      <style:text-properties fo:color="#ff3333"/>
    </style:style>
    <style:style style:name="T13" style:family="text">
      <style:text-properties fo:color="#ff3333" fo:font-size="8pt" style:font-size-asian="8pt" style:font-size-complex="8pt"/>
    </style:style>
    <style:style style:name="T14" style:family="text">
      <style:text-properties fo:color="#ff3333" fo:font-weight="normal" style:font-weight-asian="normal" style:font-weight-complex="normal"/>
    </style:style>
    <style:style style:name="T15" style:family="text">
      <style:text-properties fo:color="#d73a49"/>
    </style:style>
    <style:style style:name="T16" style:family="text">
      <style:text-properties fo:color="#6600ff" fo:font-weight="bold" style:font-weight-asian="bold" style:font-weight-complex="bold"/>
    </style:style>
    <style:style style:name="T17" style:family="text">
      <style:text-properties fo:color="#6600ff" fo:font-weight="bold" officeooo:rsid="0008a848" style:font-weight-asian="bold" style:font-weight-complex="bold"/>
    </style:style>
    <style:style style:name="T18" style:family="text">
      <style:text-properties officeooo:rsid="000839b0"/>
    </style:style>
    <style:style style:name="T19" style:family="text">
      <style:text-properties fo:color="#3333ff" fo:font-weight="bold" style:font-weight-asian="bold" style:font-weight-complex="bold"/>
    </style:style>
    <style:style style:name="T20" style:family="text">
      <style:text-properties fo:color="#3333ff" style:font-name="SFMono-Regular" fo:font-size="10pt" fo:font-style="normal" fo:font-weight="bold" officeooo:rsid="0009d98c" style:font-size-asian="10pt" style:font-weight-asian="bold" style:font-size-complex="10pt" style:font-weight-complex="bold"/>
    </style:style>
    <style:style style:name="T21" style:family="text">
      <style:text-properties style:font-name="SFMono-Regular" fo:font-size="9.75pt" fo:font-style="normal" fo:font-weight="normal"/>
    </style:style>
    <style:style style:name="T22" style:family="text">
      <style:text-properties fo:color="#6f42c1" style:font-name="SFMono-Regular" fo:font-size="9.75pt" fo:font-style="normal" fo:font-weight="normal"/>
    </style:style>
    <style:style style:name="T23" style:family="text">
      <style:text-properties officeooo:rsid="000badf0"/>
    </style:style>
    <style:style style:name="T24" style:family="text">
      <style:text-properties officeooo:rsid="000d4cfe"/>
    </style:style>
    <style:style style:name="T25" style:family="text">
      <style:text-properties officeooo:rsid="0012b7c7"/>
    </style:style>
    <style:style style:name="T26" style:family="text">
      <style:text-properties fo:color="#ff0066" fo:font-size="20pt" fo:font-weight="bold" officeooo:rsid="000212db" style:font-size-asian="20pt" style:font-weight-asian="bold" style:font-size-complex="20pt" style:font-weight-complex="bold"/>
    </style:style>
    <style:style style:name="T27" style:family="text">
      <style:text-properties fo:color="#ff0066" fo:font-size="20pt" fo:font-weight="bold" officeooo:rsid="0012b7c7" style:font-size-asian="20pt" style:font-weight-asian="bold" style:font-size-complex="20pt" style:font-weight-complex="bold"/>
    </style:style>
    <style:style style:name="T28" style:family="text">
      <style:text-properties fo:color="#ff0066" fo:font-size="20pt" fo:font-weight="bold" officeooo:rsid="0014843e" style:font-size-asian="20pt" style:font-weight-asian="bold" style:font-size-complex="20pt" style:font-weight-complex="bold"/>
    </style:style>
    <style:style style:name="T29" style:family="text">
      <style:text-properties fo:color="#ff0066" fo:font-size="20pt" fo:font-weight="bold" officeooo:rsid="0018e4eb" style:font-size-asian="20pt" style:font-weight-asian="bold" style:font-size-complex="20pt" style:font-weight-complex="bold"/>
    </style:style>
    <style:style style:name="T30" style:family="text">
      <style:text-properties fo:color="#ff0066" fo:font-size="20pt" fo:font-weight="bold" officeooo:rsid="001b100f" style:font-size-asian="20pt" style:font-weight-asian="bold" style:font-size-complex="20pt" style:font-weight-complex="bold"/>
    </style:style>
    <style:style style:name="T31" style:family="text">
      <style:text-properties fo:color="#ff0066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75</text:p>
      <text:p text:style-name="P1"/>
      <text:p text:style-name="P3">Componente <text:a xlink:type="simple" xlink:href="https://ionicframework.com/docs/components/#fabs">https://ionicframework.com/docs/components/#fabs</text:a></text:p>
      <text:p text:style-name="P4"/>
      <text:p text:style-name="P5"><text:s/>&lt;ion-fab top right edge&gt; <text:span text:style-name="T12">//coordenada donde quiero ponerlo</text:span></text:p>
      <text:p text:style-name="P5"><text:s text:c="4"/>&lt;button ion-fab mini&gt; <text:span text:style-name="T12">//este es el boton</text:span></text:p>
      <text:p text:style-name="P5"><text:tab/><text:tab/>&lt;ion-icon name="add"&gt;&lt;/ion-icon&gt; <text:s/><text:span text:style-name="T12">//icono que representa el boton</text:span></text:p>
      <text:p text:style-name="P5"><text:s text:c="4"/>&lt;/button&gt; </text:p>
      <text:p text:style-name="P5"><text:s text:c="3"/></text:p>
      <text:p text:style-name="P5"><text:s text:c="2"/>&lt;/ion-fab&gt;</text:p>
      <text:p text:style-name="P5"/>
      <text:p text:style-name="P5"/>
      <text:p text:style-name="P6">CARDS <text:a xlink:type="simple" xlink:href="https://ionicframework.com/docs/components/#cards">https://ionicframework.com/docs/components/#cards</text:a> </text:p>
      <text:p text:style-name="P6"/>
      <text:p text:style-name="P6"/>
      <text:p text:style-name="P6"/>
      <text:p text:style-name="P7"><text:a xlink:type="simple" xlink:href="https://github.com/angular/angularfire2">https://github.com/angular/angularfire2</text:a></text:p>
      <text:p text:style-name="P7"/>
      <text:h text:style-name="P21" text:outline-level="3">Configuring AngularFire2 and Firebase</text:h>
      <text:p text:style-name="P24">npm install <text:span text:style-name="T31">angularfire2</text:span> <text:span text:style-name="T31">firebase</text:span> promise<text:span text:style-name="T15">-</text:span>polyfill <text:span text:style-name="T15">--</text:span>save</text:p>
      <text:p text:style-name="Text_20_body"><text:line-break/><text:span text:style-name="T1">Setup @NgModule</text:span></text:p>
      <text:p text:style-name="Text_20_body"/>
      <text:p text:style-name="P15">//firebase </text:p>
      <text:p text:style-name="P15">import { AngularFireModule } from 'angularfire2'; <text:s/><text:span text:style-name="T12">//angularFire se necesita siempre que se use firebase </text:span></text:p>
      <text:p text:style-name="P15">import { AngularFireDatabaseModule } from 'angularfire2/database'; <text:span text:style-name="T13">// solo necesario para las caracteristicas de database </text:span></text:p>
      <text:p text:style-name="P15">import { AngularFireAuthModule } from 'angularfire2/auth'; <text:s/><text:span text:style-name="T14">// solo necesario para las caracteristicas de autenticación </text:span></text:p>
      <text:p text:style-name="P15">import { <text:span text:style-name="T16">environment</text:span> } from '../environments/environment'; <text:span text:style-name="T12">// variable de ambientes </text:span></text:p>
      <text:p text:style-name="Text_20_body"/>
      <text:p text:style-name="P8"><text:s text:c="2"/>imports: [ </text:p>
      <text:p text:style-name="P8"><text:s text:c="7"/>****, </text:p>
      <text:p text:style-name="P29"><text:span text:style-name="T21"><text:s text:c="4"/>IonicModule.</text:span><text:span text:style-name="T22">forRoot</text:span><text:span text:style-name="T21">(MyApp),</text:span></text:p>
      <text:p text:style-name="P9"><text:s text:c="5"/>AngularFireModule.initializeApp(<text:span text:style-name="T17">firebaseConfig</text:span>.firebase), // importar firebase/app necesario para todo con firebase </text:p>
      <text:p text:style-name="P8"><text:s text:c="4"/>AngularFireDatabaseModule, //Importar firebase/database, solo necesario para las caracteristicas de database </text:p>
      <text:p text:style-name="P8"><text:s text:c="4"/>AngularFireAuthModule, // Importar firebase/auth, <text:s/>para las caracteristicas de auth </text:p>
      <text:p text:style-name="P8"><text:s text:c="2"/>], </text:p>
      <text:p text:style-name="P8"/>
      <text:p text:style-name="P22">imports: [</text:p>
      <text:p text:style-name="P27"><text:s text:c="4"/><text:span text:style-name="T21">BrowserModule,</text:span></text:p>
      <text:p text:style-name="P27"><text:s text:c="4"/><text:span text:style-name="T21">IonicModule.</text:span><text:span text:style-name="T22">forRoot</text:span><text:span text:style-name="T21">(MyApp),</text:span></text:p>
      <text:p text:style-name="P28"><text:s text:c="4"/><text:span text:style-name="T21">AngularFireModule.</text:span><text:span text:style-name="T22">initializeApp</text:span><text:span text:style-name="T21">(</text:span><text:span text:style-name="T20">firebaseConfig</text:span><text:span text:style-name="T21">),</text:span></text:p>
      <text:p text:style-name="P27"><text:s text:c="4"/><text:span text:style-name="T21">AngularFireDatabaseModule,</text:span></text:p>
      <text:p text:style-name="P27"><text:s text:c="4"/><text:span text:style-name="T21">AngularFireAuthModule</text:span></text:p>
      <text:p text:style-name="P27"><text:s text:c="2"/><text:span text:style-name="T21">],</text:span></text:p>
      <text:p text:style-name="P8"/>
      <text:p text:style-name="P8"/>
      <text:p text:style-name="P16">src/<text:span text:style-name="T18">config</text:span>/<text:span text:style-name="T18">firebase.config</text:span>.ts</text:p>
      <text:p text:style-name="P17"/>
      <text:p text:style-name="P18">export const <text:span text:style-name="T19">firebaseConfig</text:span> = { </text:p>
      <text:p text:style-name="P18"><text:soft-page-break/><text:s text:c="2"/>apiKey: "AIzaSyAhi-VcrfwdfXNlTkAzRuUXNeYRKVtlWps", </text:p>
      <text:p text:style-name="P18"><text:s text:c="2"/>authDomain: "gag-39148.firebaseapp.com", </text:p>
      <text:p text:style-name="P18"><text:s text:c="2"/>databaseURL: "https://gag-39148.firebaseio.com", </text:p>
      <text:p text:style-name="P18"><text:s text:c="2"/>projectId: "gag-39148", </text:p>
      <text:p text:style-name="P18"><text:s text:c="2"/>storageBucket: "gag-39148.appspot.com", </text:p>
      <text:p text:style-name="P18"><text:s text:c="2"/>messagingSenderId: "235124017305" </text:p>
      <text:p text:style-name="P18">}; </text:p>
      <text:p text:style-name="P16"/>
      <text:p text:style-name="P10"/>
      <text:p text:style-name="P11">Clase 7<text:span text:style-name="T23">8</text:span></text:p>
      <text:p text:style-name="P13">ionic g pipe xxxx</text:p>
      <text:p text:style-name="P13"/>
      <text:p text:style-name="P12">Clase 7<text:span text:style-name="T24">9</text:span></text:p>
      <text:p text:style-name="P14">tomar una fotografía y mostrarla en pantalla</text:p>
      <text:p text:style-name="P14"/>
      <text:p text:style-name="P23"><text:span text:style-name="Source_20_Text"><text:span text:style-name="T2">ionic cordova plugin add cordova-plugin-camera</text:span></text:span></text:p>
      <text:p text:style-name="Text_20_body"><text:line-break/><text:span text:style-name="Source_20_Text"><text:span text:style-name="T2"> npm install --save @ionic-native/camera</text:span></text:span></text:p>
      <text:p text:style-name="P19"><text:bookmark-start text:name="__DdeLink__213_1632596724"/>Clase <text:span text:style-name="T25">80</text:span></text:p>
      <text:h text:style-name="P38" text:outline-level="1"><text:span text:style-name="T25">Native </text:span>Image Picker</text:h>
      <text:p text:style-name="P25"><text:a xlink:type="simple" xlink:href="https://ionicframework.com/docs/native/image-picker/"><text:span text:style-name="T4">https://ionicframework.com/docs/native/image-picker/</text:span></text:a></text:p>
      <text:p text:style-name="P31">ionic cordova plugin add cordova-plugin-telerik-imagepicker –variable PHOTO_LIBRARY_USAGE_DESCRIPTION="mi mensaje para subir imagen" </text:p>
      <text:p text:style-name="Standard"><text:span text:style-name="T6">npm install --save @ionic-native/image-picker</text:span><text:bookmark-end text:name="__DdeLink__213_1632596724"/><text:span text:style-name="T3"><text:line-break/></text:span></text:p>
      <text:p text:style-name="P30"><text:line-break/><text:bookmark-start text:name="__DdeLink__217_1632596724"/><text:span text:style-name="T26">Clase </text:span><text:span text:style-name="T27">8</text:span><text:span text:style-name="T28">1</text:span></text:p>
      <text:h text:style-name="P39" text:outline-level="1">Servicio personalizado para cargar fotos a firebase</text:h>
      <text:p text:style-name="P26"><text:span text:style-name="T5">import </text:span><text:span text:style-name="T7">*</text:span><text:span text:style-name="T5"> as </text:span><text:span text:style-name="T7">firebase</text:span><text:span text:style-name="T5"> from 'firebase/app';</text:span><text:bookmark-end text:name="__DdeLink__217_1632596724"/></text:p>
      <text:p text:style-name="P20"><text:span text:style-name="T26">Clase </text:span><text:span text:style-name="T27">8</text:span><text:span text:style-name="T29">4</text:span></text:p>
      <text:h text:style-name="P40" text:outline-level="1">scroll infinito</text:h>
      <text:p text:style-name="P33"><text:span text:style-name="T5">import </text:span><text:span text:style-name="T7">*</text:span><text:span text:style-name="T5"> as </text:span><text:span text:style-name="T7">firebase</text:span><text:span text:style-name="T5"> from 'firebase/app';</text:span></text:p>
      <text:p text:style-name="P33"/>
      <text:p text:style-name="P32"><text:span text:style-name="T26">Clase </text:span><text:span text:style-name="T27">8</text:span><text:span text:style-name="T30">7</text:span></text:p>
      <text:h text:style-name="P41" text:outline-level="1"><text:soft-page-break/>Compartir en facebook(Social sharing)</text:h>
      <text:p text:style-name="P35"><text:a xlink:type="simple" xlink:href="https://ionicframework.com/docs/native/social-sharing/"><text:span text:style-name="T5">https://ionicframework.com/docs/native/social-sharing/</text:span></text:a></text:p>
      <text:p text:style-name="P36">este es un plugins nativo no lo podemos probar en la pc</text:p>
      <text:p text:style-name="P37"><text:span text:style-name="Source_20_Text"><text:span text:style-name="T2">ionic cordova plugin add cordova-plugin-x-socialsharing</text:span></text:span></text:p>
      <text:p text:style-name="Text_20_body"><text:line-break/><text:span text:style-name="Source_20_Text"><text:span text:style-name="T2">npm install --save @ionic-native/social-sharing</text:span></text:span></text:p>
      <text:p text:style-name="Text_20_body"/>
      <text:p text:style-name="Text_20_body"><text:span text:style-name="T8">import</text:span><text:span text:style-name="T10"> </text:span><text:span text:style-name="T9">{ SocialSharing } from </text:span><text:span text:style-name="T11">'@ionic-native/social-sharing'</text:span><text:span text:style-name="T9">; </text:span><text:line-break/><text:line-break/></text:p>
      <text:p text:style-name="P3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Next" svg:font-family="'Avenir Next', 'Helvetica Neue', Helvetica, sans-serif"/>
    <style:font-face style:name="SFMono-Regular" svg:font-family="SFMono-Regular, Consolas, 'Liberation Mono', Menlo, Courier, monospace"/>
    <style:font-face style:name="Source Code Pro" svg:font-family="'Source Code Pro', Menlo, Monaco, Consolas, 'Courier New'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20:21:27.762358698</meta:creation-date>
    <meta:generator>LibreOffice/4.2.8.2$Linux_X86_64 LibreOffice_project/420m0$Build-2</meta:generator>
    <meta:editing-duration>PT3H36M31S</meta:editing-duration>
    <meta:editing-cycles>6</meta:editing-cycles>
    <dc:date>2017-09-15T12:11:10.527773947</dc:date>
    <meta:document-statistic meta:table-count="0" meta:image-count="0" meta:object-count="0" meta:page-count="3" meta:paragraph-count="65" meta:word-count="264" meta:character-count="2690" meta:non-whitespace-character-count="2381"/>
  </office:meta>
</office:document-meta>
</file>